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acstOne" svg:font-family="KacstOn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color="#333333" officeooo:rsid="000fc0bb" officeooo:paragraph-rsid="000fc0bb"/>
    </style:style>
    <style:style style:name="P2" style:family="paragraph" style:parent-style-name="Text_20_body">
      <style:text-properties fo:color="#333333" style:font-name="KacstOne" officeooo:rsid="000fc0bb" officeooo:paragraph-rsid="000fc0bb"/>
    </style:style>
    <style:style style:name="P3" style:family="paragraph" style:parent-style-name="Text_20_body" style:list-style-name="L1">
      <style:text-properties fo:color="#333333" style:font-name="KacstOne" officeooo:rsid="000fc0bb" officeooo:paragraph-rsid="000fc0bb"/>
    </style:style>
    <style:style style:name="P4" style:family="paragraph" style:parent-style-name="Text_20_body" style:list-style-name="L2">
      <style:text-properties fo:color="#333333" style:font-name="KacstOne" officeooo:rsid="000fc0bb" officeooo:paragraph-rsid="000fc0bb"/>
    </style:style>
    <style:style style:name="P5" style:family="paragraph" style:parent-style-name="Text_20_body">
      <style:text-properties fo:color="#333333" style:font-name="KacstOne" officeooo:rsid="0012e5a2" officeooo:paragraph-rsid="0012e5a2"/>
    </style:style>
    <style:style style:name="P6" style:family="paragraph" style:parent-style-name="Title">
      <style:text-properties fo:color="#333333" officeooo:rsid="000fc0bb" officeooo:paragraph-rsid="000fc0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1a588"/>
    </style:style>
    <style:style style:name="T4" style:family="text">
      <style:text-properties officeooo:rsid="0012e5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AREA SEMANAL 07/01/2020</text:p>
      <text:p text:style-name="P1"/>
      <text:p text:style-name="P2">- Instalación ubuntu:</text:p>
      <text:p text:style-name="P2"><text:tab/>Tienes que instalar ubuntu en un ordenador que cumpla con los requisitos <text:tab/>minimos de instalación. Tiene que ir fluido.</text:p>
      <text:p text:style-name="P2"/>
      <text:p text:style-name="P2">- Instalación:</text:p>
      <text:list xml:id="list764655922" text:style-name="L1">
        <text:list-item>
          <text:p text:style-name="P3">Discord.</text:p>
        </text:list-item>
        <text:list-item>
          <text:p text:style-name="P3">Entorno de desarrollo (Atom, Visual Studio Code), te recomiendo visual, es el mas completo y mejor.</text:p>
        </text:list-item>
      </text:list>
      <text:p text:style-name="P2"/>
      <text:p text:style-name="P2">- Create una cuenta en Github. <text:a xlink:type="simple" xlink:href="https://github.com/" text:style-name="Internet_20_link" text:visited-style-name="Visited_20_Internet_20_Link">https://github.com/</text:a> <text:s/>y si no sabes para lo que se usa github, se usa para crear repositorios en la nube y poder tener tu codigo siempre guardado correctamente. La tarea de esto:</text:p>
      <text:list xml:id="list1930257286" text:style-name="L2">
        <text:list-item>
          <text:p text:style-name="P4">Investigar sobre qué <text:span text:style-name="T3">es </text:span>‘git’ y para que se usa.</text:p>
        </text:list-item>
        <text:list-item>
          <text:p text:style-name="P4"><text:span text:style-name="T1">*TODO EN CONSOLA*</text:span><text:span text:style-name="T2"> </text:span><text:s/><text:span text:style-name="T4">Crear un archivo ‘.txt’ en el que aparezca la definición de git, para que se utiliza, los pasos a seguir para subir datos a un repositorio. Si no te acuerdas de los comandos para crear un archivo de texto, o para moverte entre los directorios de linux, Google es tu mejor amigo para descubrir todo eso, unas pistas: ls, cd, touch, vim.</text:span></text:p>
        </text:list-item>
      </text:list>
      <text:p text:style-name="P5">Git no es ninguna tontería, es dificil y te va a costar entenderlo pero prestale mucha atención porque vas a trabajar con ello todos los dias a partir de aho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acstOne" svg:font-family="KacstOn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8:43:06.217656043</meta:creation-date>
    <dc:date>2020-01-07T18:59:19.727176205</dc:date>
    <meta:editing-duration>PT4M3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90" meta:character-count="1059" meta:non-whitespace-character-count="879"/>
  </office:meta>
</office:document-meta>
</file>